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rsid="0015af85" officeooo:paragraph-rsid="0015af8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rsid="0016645f" officeooo:paragraph-rsid="0016645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officeooo:rsid="0015af85" officeooo:paragraph-rsid="0015af85"/>
    </style:style>
    <style:style style:name="P4" style:family="paragraph">
      <style:paragraph-properties fo:text-align="center"/>
    </style:style>
    <style:style style:name="T1" style:family="text">
      <style:text-properties officeooo:rsid="0015af85"/>
    </style:style>
    <style:style style:name="T2" style:family="text">
      <style:text-properties officeooo:rsid="001afd0e"/>
    </style:style>
    <style:style style:name="gr1" style:family="graphic">
      <style:graphic-properties draw:textarea-horizontal-align="justify" draw:textarea-vertical-align="middle" draw:auto-grow-height="false" fo:min-height="3.043cm" fo:min-width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86cm" fo:min-width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937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979cm" fo:min-width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249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984cm" fo:min-width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164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94cm" fo:min-width="1.6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894cm" fo:min-width="1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( Question no 1-6 )</text:p>
      <text:p text:style-name="Standard"/>
      <text:p text:style-name="Standard"><draw:custom-shape text:anchor-type="paragraph" draw:z-index="0" draw:name="Shape1" draw:style-name="gr1" draw:text-style-name="P4" svg:width="3.758cm" svg:height="3.043cm" svg:x="2.706cm" svg:y="0.325cm"><text:p text:style-name="P4">gmail</text:p><draw:enhanced-geometry svg:viewBox="0 0 21600 21600" draw:type="rectangle" draw:enhanced-path="M 0 0 L 21600 0 21600 21600 0 21600 0 0 Z N"/></draw:custom-shape><draw:custom-shape text:anchor-type="paragraph" draw:z-index="8" draw:name="Shape13" draw:style-name="gr3" svg:width="3.89cm" svg:height="2.938cm" svg:x="11.596cm" svg:y="0.43cm"><text:p><text:s text:c="13"/>yahoo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text:s text:c="62"/>-----<text:span text:style-name="T1">&gt; Gmail <text:s/>Database &lt;-----</text:span></text:p>
      <text:p text:style-name="Standard"><draw:line text:anchor-type="paragraph" draw:z-index="9" draw:name="Shape3" draw:style-name="gr4" draw:text-style-name="P4" svg:x1="16.914cm" svg:y1="1.42cm" svg:x2="15.485cm" svg:y2="0.023cm"><text:p/></draw:line><draw:custom-shape text:anchor-type="paragraph" draw:z-index="6" draw:name="Shape2" draw:style-name="gr2" draw:text-style-name="P4" svg:width="1.959cm" svg:height="1.959cm" svg:x="16.914cm" svg:y="0.415cm"><text:p text:style-name="P4">reciev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" draw:name="Shape5" draw:style-name="gr4" draw:text-style-name="P4" svg:x1="2.838cm" svg:y1="0.044cm" svg:x2="-0.046cm" svg:y2="1.526cm"><text:p/></draw:line></text:p>
      <text:p text:style-name="Standard"><draw:custom-shape text:anchor-type="paragraph" draw:z-index="1" draw:name="Shape2" draw:style-name="gr2" draw:text-style-name="P4" svg:width="1.959cm" svg:height="1.959cm" svg:x="-1.789cm" svg:y="0.293cm"><text:p text:style-name="P4">Client 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" draw:style-name="gr2" draw:text-style-name="P4" svg:width="1.959cm" svg:height="1.959cm" svg:x="-1.789cm" svg:y="0.293cm"><text:p text:style-name="P4">Client 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2" draw:name="Shape13" draw:style-name="gr3" svg:width="3.89cm" svg:height="2.938cm" svg:x="2.547cm" svg:y="0.325cm"><text:p><text:s text:c="13"/>yahoo</text:p><draw:enhanced-geometry svg:viewBox="0 0 21600 21600" draw:type="rectangle" draw:enhanced-path="M 0 0 L 21600 0 21600 21600 0 21600 0 0 Z N"/></draw:custom-shape></text:p>
      <text:p text:style-name="Standard"><draw:line text:anchor-type="paragraph" draw:z-index="3" draw:name="Shape3" draw:style-name="gr4" draw:text-style-name="P4" svg:x1="2.679cm" svg:y1="1.425cm" svg:x2="0.169cm" svg:y2="0.028cm"><text:p/></draw:line><draw:custom-shape text:anchor-type="paragraph" draw:z-index="7" draw:name="Shape1" draw:style-name="gr1" draw:text-style-name="P4" svg:width="3.758cm" svg:height="3.043cm" svg:x="11.94cm" svg:y="0.176cm"><text:p text:style-name="P4">gmail</text:p><draw:enhanced-geometry svg:viewBox="0 0 21600 21600" draw:type="rectangle" draw:enhanced-path="M 0 0 L 21600 0 21600 21600 0 21600 0 0 Z N"/></draw:custom-shape><draw:line text:anchor-type="paragraph" draw:z-index="10" draw:name="Shape3" draw:style-name="gr4" draw:text-style-name="P4" svg:x1="17.628cm" svg:y1="0.176cm" svg:x2="15.697cm" svg:y2="1.155cm"><text:p/></draw:line></text:p>
      <text:p text:style-name="Standard"/>
      <text:p text:style-name="Standard"><text:s text:c="62"/>-----<text:span text:style-name="T1">&gt; Yahoo Database &lt;--------</text:span></text:p>
      <text:p text:style-name="Standard"/>
      <text:p text:style-name="Standard"/>
      <text:p text:style-name="Standard"/>
      <text:p text:style-name="Standard"/>
      <text:p text:style-name="P1">1. client will be inserting the desired email protocol.</text:p>
      <text:p text:style-name="P1">2. According the email server , client will be connecting with the server and do related transactions.</text:p>
      <text:p text:style-name="P1"/>
      <text:p text:style-name="P1"/>
      <text:p text:style-name="P2">Question <text:s/>no 7</text:p>
      <text:p text:style-name="P2"/>
      <text:p text:style-name="P2"><draw:custom-shape text:anchor-type="paragraph" draw:z-index="11" draw:name="Shape2" draw:style-name="gr2" draw:text-style-name="P4" svg:width="1.959cm" svg:height="1.959cm" svg:x="-1.63cm" svg:y="3.097cm"><text:p text:style-name="P4">Client 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5" draw:text-style-name="P4" svg:width="2.805cm" svg:height="1.98cm" svg:x="4.875cm" svg:y="1.764cm"><text:p text:style-name="P4">gmail</text:p><draw:enhanced-geometry svg:viewBox="0 0 21600 21600" draw:type="rectangle" draw:enhanced-path="M 0 0 L 21600 0 21600 21600 0 21600 0 0 Z N"/></draw:custom-shape><draw:custom-shape text:anchor-type="paragraph" draw:z-index="13" draw:name="Shape1" draw:style-name="gr6" draw:text-style-name="P4" svg:width="2.779cm" svg:height="2.25cm" svg:x="4.902cm" svg:y="3.743cm"><text:p text:style-name="P4">yahoo</text:p><draw:enhanced-geometry svg:viewBox="0 0 21600 21600" draw:type="rectangle" draw:enhanced-path="M 0 0 L 21600 0 21600 21600 0 21600 0 0 Z N"/></draw:custom-shape><draw:custom-shape text:anchor-type="paragraph" draw:z-index="14" draw:name="Shape1" draw:style-name="gr7" draw:text-style-name="P4" svg:width="3.043cm" svg:height="1.985cm" svg:x="7.68cm" svg:y="1.759cm"><text:p text:style-name="P4">nitc</text:p><draw:enhanced-geometry svg:viewBox="0 0 21600 21600" draw:type="rectangle" draw:enhanced-path="M 0 0 L 21600 0 21600 21600 0 21600 0 0 Z N"/></draw:custom-shape><draw:custom-shape text:anchor-type="paragraph" draw:z-index="15" draw:name="Shape1" draw:style-name="gr8" draw:text-style-name="P4" svg:width="3.017cm" svg:height="2.165cm" svg:x="7.68cm" svg:y="3.743cm"><text:p text:style-name="P4">hotmail</text:p><draw:enhanced-geometry svg:viewBox="0 0 21600 21600" draw:type="rectangle" draw:enhanced-path="M 0 0 L 21600 0 21600 21600 0 21600 0 0 Z N"/></draw:custom-shape><draw:custom-shape text:anchor-type="paragraph" draw:z-index="16" draw:name="Shape2" draw:style-name="gr2" draw:text-style-name="P4" svg:width="1.959cm" svg:height="1.959cm" svg:x="15.78cm" svg:y="3.388cm"><text:p text:style-name="P4"/><text:p text:style-name="P4">Receiver</text:p><text:p text:style-name="P4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4" draw:style-name="gr9" svg:width="1.641cm" svg:height="1.43cm" svg:x="1.886cm" svg:y="3.505cm"><text:p>Main server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name="Shape6" draw:style-name="gr10" svg:width="1.615cm" svg:height="1.43cm" svg:x="12.39cm" svg:y="3.69cm"><text:p>Main server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19" draw:name="Shape3" draw:style-name="gr4" draw:text-style-name="P4" svg:x1="14.136cm" svg:y1="4.245cm" svg:x2="15.591cm" svg:y2="4.219cm"><text:p/></draw:line><draw:line text:anchor-type="paragraph" draw:z-index="20" draw:name="Shape3" draw:style-name="gr4" draw:text-style-name="P4" svg:x1="10.723cm" svg:y1="4.309cm" svg:x2="12.178cm" svg:y2="4.219cm"><text:p/></draw:line><draw:line text:anchor-type="paragraph" draw:z-index="21" draw:name="Shape3" draw:style-name="gr4" draw:text-style-name="P4" svg:x1="4.875cm" svg:y1="3.912cm" svg:x2="3.526cm" svg:y2="3.912cm"><text:p/></draw:line><draw:line text:anchor-type="paragraph" draw:z-index="22" draw:name="Shape3" draw:style-name="gr4" draw:text-style-name="P4" svg:x1="1.886cm" svg:y1="4.14cm" svg:x2="-0.284cm" svg:y2="4.14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Client will be selecting the desired email server to the send the emails;</text:p>
      <text:p text:style-name="P2">2.first main server will be connected with the client side and check whether above server is registerd with the server or not.</text:p>
      <text:p text:style-name="P2">3. If registerd server , <text:span text:style-name="T2">available proce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31:11.775121292</meta:creation-date>
    <dc:date>2018-03-05T16:40:48.043232099</dc:date>
    <meta:editing-duration>PT2H15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86" meta:character-count="617" meta:non-whitespace-character-count="416"/>
  </office:meta>
</office:document-meta>
</file>